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T3" style:parent-style-name="DefaultParagraphFont" style:family="text"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T4" style:parent-style-name="DefaultParagraphFont" style:family="text"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1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</style:style>
    <style:style style:name="T27" style:parent-style-name="DefaultParagraphFont" style:family="text"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T28" style:parent-style-name="DefaultParagraphFont" style:family="text"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3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4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5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5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5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5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T56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5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5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5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0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6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8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6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0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0000" style:letter-kerning="false" fo:font-size="9pt" style:font-size-asian="9pt" style:font-size-complex="9pt"/>
    </style:style>
    <style:style style:name="P7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7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3" style:parent-style-name="Normal" style:family="paragraph">
      <style:paragraph-properties style:text-autospace="none" fo:margin-bottom="0in" fo:line-height="100%"/>
    </style:style>
    <style:style style:name="T94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95" style:parent-style-name="DefaultParagraphFont" style:family="text">
      <style:text-properties style:font-name="Lucida Console" style:font-name-complex="Lucida Console" fo:font-weight="bold" style:font-weight-asian="bold" style:font-weight-complex="bold" fo:color="#00F0F0" style:letter-kerning="false" fo:font-size="9pt" style:font-size-asian="9pt" style:font-size-complex="9pt"/>
    </style:style>
    <style:style style:name="T96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97" style:parent-style-name="DefaultParagraphFont" style:family="text">
      <style:text-properties style:font-name="Lucida Console" style:font-name-complex="Lucida Console" fo:font-weight="bold" style:font-weight-asian="bold" style:font-weight-complex="bold" fo:color="#00F200" style:letter-kerning="false" fo:font-size="9pt" style:font-size-asian="9pt" style:font-size-complex="9pt"/>
    </style:style>
    <style:style style:name="T98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99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2" style:parent-style-name="DefaultParagraphFont" style:family="text">
      <style:text-properties style:font-name="Lucida Console" style:font-name-complex="Lucida Console" fo:font-weight="bold" style:font-weight-asian="bold" style:font-weight-complex="bold" fo:color="#FF7676" style:letter-kerning="false" fo:font-size="9pt" style:font-size-asian="9pt" style:font-size-complex="9pt"/>
    </style:style>
    <style:style style:name="T103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4" style:parent-style-name="DefaultParagraphFont" style:family="text">
      <style:text-properties style:font-name="Lucida Console" style:font-name-complex="Lucida Console" fo:font-weight="bold" style:font-weight-asian="bold" style:font-weight-complex="bold" fo:color="#FF7676" style:letter-kerning="false" fo:font-size="9pt" style:font-size-asian="9pt" style:font-size-complex="9pt"/>
    </style:style>
    <style:style style:name="T105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6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0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0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0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1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P12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2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P12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23" style:parent-style-name="Normal" style:family="paragraph">
      <style:paragraph-properties style:text-autospace="none" fo:margin-bottom="0in" fo:line-height="100%"/>
    </style:style>
    <style:style style:name="T124" style:parent-style-name="DefaultParagraphFont" style:family="text">
      <style:text-properties fo:font-weight="bold" style:font-weight-asian="bold" style:font-weight-complex="bold" fo:color="#EE0000"/>
    </style:style>
    <style:style style:name="T125" style:parent-style-name="DefaultParagraphFont" style:family="text"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12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27" style:parent-style-name="Normal" style:family="paragraph">
      <style:paragraph-properties style:text-autospace="none" fo:margin-bottom="0in" fo:line-height="100%"/>
    </style:style>
    <style:style style:name="T128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3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3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35" style:parent-style-name="Normal" style:family="paragraph">
      <style:paragraph-properties style:text-autospace="none" fo:margin-bottom="0in" fo:line-height="100%"/>
    </style:style>
    <style:style style:name="T136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3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3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3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4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4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42" style:parent-style-name="Normal" style:family="paragraph">
      <style:paragraph-properties style:text-autospace="none" fo:margin-bottom="0in" fo:line-height="100%"/>
    </style:style>
    <style:style style:name="T143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44" style:parent-style-name="DefaultParagraphFont" style:family="text">
      <style:text-properties style:font-name="Lucida Console" style:font-name-complex="Lucida Console" fo:font-weight="bold" style:font-weight-asian="bold" style:font-weight-complex="bold" fo:color="#00F0F0" style:letter-kerning="false" fo:font-size="9pt" style:font-size-asian="9pt" style:font-size-complex="9pt"/>
    </style:style>
    <style:style style:name="T145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46" style:parent-style-name="DefaultParagraphFont" style:family="text">
      <style:text-properties style:font-name="Lucida Console" style:font-name-complex="Lucida Console" fo:font-weight="bold" style:font-weight-asian="bold" style:font-weight-complex="bold" fo:color="#00F200" style:letter-kerning="false" fo:font-size="9pt" style:font-size-asian="9pt" style:font-size-complex="9pt"/>
    </style:style>
    <style:style style:name="T147" style:parent-style-name="DefaultParagraphFont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P14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4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15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5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6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7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7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7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7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T176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7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178" style:parent-style-name="DefaultParagraphFont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17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8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9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0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20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weight="bold" style:font-weight-asian="bold" style:font-weight-complex="bold" fo:color="#EE0000" style:letter-kerning="false" fo:font-size="9pt" style:font-size-asian="9pt" style:font-size-complex="9pt"/>
    </style:style>
    <style:style style:name="P21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1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2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23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</office:automatic-styles>
  <office:body>
    <office:text text:use-soft-page-breaks="true">
      <text:p text:style-name="P1"><text:span text:style-name="T2"><text:s/></text:span><text:span text:style-name="T3">1,</text:span><text:span text:style-name="T4">2<text:s/></text:span></text:p>
      <text:p text:style-name="P5"/>
      <text:p text:style-name="P6">mkdir git-lab</text:p>
      <text:p text:style-name="P7">cd git-lab</text:p>
      <text:p text:style-name="P8">git init</text:p>
      <text:p text:style-name="P9"/>
      <text:p text:style-name="P10">echo "Initial content" &gt; file.txt</text:p>
      <text:p text:style-name="P11">git add file.txt</text:p>
      <text:p text:style-name="P12">git commit -m "Initial commit on master"</text:p>
      <text:p text:style-name="P13"/>
      <text:p text:style-name="P14">git checkout -b feature-branch</text:p>
      <text:p text:style-name="P15"/>
      <text:p text:style-name="P16">echo "Feature branch update" &gt;&gt; file.txt</text:p>
      <text:p text:style-name="P17">git add file.txt</text:p>
      <text:p text:style-name="P18">git commit -m "Update file.txt in feature-branch"</text:p>
      <text:p text:style-name="P19"/>
      <text:p text:style-name="P20">git checkout master</text:p>
      <text:p text:style-name="P21"/>
      <text:p text:style-name="P22">git merge feature-branch -m "Merge feature-branch into master with custom message"</text:p>
      <text:p text:style-name="P23"/>
      <text:p text:style-name="P24">git branch -d feature-branch</text:p>
      <text:p text:style-name="P25"/>
      <text:p text:style-name="P26"><text:span text:style-name="T27">3</text:span><text:span text:style-name="T28">.</text:span></text:p>
      <text:p text:style-name="P29">mkdir stash-demo</text:p>
      <text:p text:style-name="P30">cd stash-demo</text:p>
      <text:p text:style-name="P31">git init</text:p>
      <text:p text:style-name="P32"/>
      <text:p text:style-name="P33">echo "Initial content" &gt; file.txt</text:p>
      <text:p text:style-name="P34">git add file.txt</text:p>
      <text:p text:style-name="P35">git commit -m "Initial commit"</text:p>
      <text:p text:style-name="P36"/>
      <text:p text:style-name="P37">echo "Uncommitted changes" &gt;&gt; file.txt</text:p>
      <text:p text:style-name="P38"/>
      <text:p text:style-name="P39">git stash save "Work in progress before switching branch"</text:p>
      <text:p text:style-name="P40"/>
      <text:p text:style-name="P41">git checkout -b new-feature</text:p>
      <text:p text:style-name="P42"/>
      <text:p text:style-name="P43">git stash apply</text:p>
      <text:p text:style-name="P44"/>
      <text:p text:style-name="P45"># git stash pop</text:p>
      <text:p text:style-name="P46"/>
      <text:p text:style-name="P47">git add file.txt</text:p>
      <text:p text:style-name="P48">git commit -m "Apply stashed changes in new-feature branch"</text:p>
      <text:p text:style-name="P49"/>
      <text:p text:style-name="P50">#git stash drop</text:p>
      <text:p text:style-name="P51"/>
      <text:p text:style-name="P52">4.</text:p>
      <text:p text:style-name="P53">cd “C:\\......”</text:p>
      <text:p text:style-name="P54"><text:span text:style-name="T55">clone<text:s/></text:span><text:a xlink:href="https://github.com/msk-656/git-lab.git" office:target-frame-name="_top" xlink:show="replace"><text:span text:style-name="T56">https://github.com/msk-656/git-lab.git</text:span></text:a></text:p>
      <text:p text:style-name="P57"/>
      <text:p text:style-name="P58">5.</text:p>
      <text:p text:style-name="P59"/>
      <text:p text:style-name="P60">6.</text:p>
      <text:p text:style-name="P61">mkdir merge-demo</text:p>
      <text:p text:style-name="P62">cd merge-demo</text:p>
      <text:p text:style-name="P63">git init</text:p>
      <text:p text:style-name="P64"/>
      <text:p text:style-name="P65">echo "Initial content" &gt; file.txt</text:p>
      <text:p text:style-name="P66">git add file.txt</text:p>
      <text:p text:style-name="P67">git commit -m "Initial commit on master"</text:p>
      <text:p text:style-name="P68"/>
      <text:p text:style-name="P69">git checkout -b feature-branch</text:p>
      <text:p text:style-name="P70"/>
      <text:p text:style-name="P71">echo "Feature branch changes" &gt;&gt; file.txt</text:p>
      <text:p text:style-name="P72">git add file.txt</text:p>
      <text:p text:style-name="P73">git commit -m "Update file.txt in feature branch"</text:p>
      <text:p text:style-name="P74"/>
      <text:p text:style-name="P75">git checkout master</text:p>
      <text:p text:style-name="P76">git merge feature-branch -m "Merging feature branch into master with custom message"</text:p>
      <text:p text:style-name="P77">7.<text:s/></text:p>
      <text:p text:style-name="P78">cd "C:\Users\keerthana\OneDrive\Documents\git-lab"</text:p>
      <text:p text:style-name="P79"/>
      <text:p text:style-name="P80">git init</text:p>
      <text:p text:style-name="P81"/>
      <text:p text:style-name="P82">echo "Initial version " &gt; version1.txt</text:p>
      <text:p text:style-name="P83"/>
      <text:p text:style-name="P84">git add version1.txt</text:p>
      <text:p text:style-name="P85"/>
      <text:p text:style-name="P86">git commit -m "second commit v2.0"</text:p>
      <text:p text:style-name="P87"/>
      <text:p text:style-name="P88">[main c25118c] second commit v2.0</text:p>
      <text:soft-page-break/>
      <text:p text:style-name="P89"><text:s/>1 file changed, 1 insertion(+)</text:p>
      <text:p text:style-name="P90"><text:s/>create mode 100644 version1.txt</text:p>
      <text:p text:style-name="P91"/>
      <text:p text:style-name="P92">git log --oneline</text:p>
      <text:p text:style-name="P93"><text:span text:style-name="T94">c25118c (</text:span><text:span text:style-name="T95">HEAD</text:span><text:span text:style-name="T96"><text:s/>-&gt;<text:s/></text:span><text:span text:style-name="T97">main</text:span><text:span text:style-name="T98">)<text:s/></text:span><text:span text:style-name="T99">second commit v2.0</text:span></text:p>
      <text:p text:style-name="P100"><text:span text:style-name="T101">5c54cbb (</text:span><text:span text:style-name="T102">origin/main</text:span><text:span text:style-name="T103">,<text:s/></text:span><text:span text:style-name="T104">origin/HEAD</text:span><text:span text:style-name="T105">)<text:s/></text:span><text:span text:style-name="T106">Initial commit</text:span></text:p>
      <text:p text:style-name="P107"/>
      <text:p text:style-name="P108">git tag v1.0 c25118c</text:p>
      <text:p text:style-name="P109"/>
      <text:p text:style-name="P110">git tag v2.0 5c54cbb</text:p>
      <text:p text:style-name="P111"/>
      <text:p text:style-name="P112">git tag v1.0 HEAD</text:p>
      <text:p text:style-name="P113"/>
      <text:p text:style-name="P114">git tag</text:p>
      <text:p text:style-name="P115">v1.0</text:p>
      <text:p text:style-name="P116">v2.0</text:p>
      <text:p text:style-name="P117"/>
      <text:p text:style-name="P118">git show v1.0</text:p>
      <text:p text:style-name="P119"/>
      <text:p text:style-name="P120">git show v2.0</text:p>
      <text:p text:style-name="P121"/>
      <text:p text:style-name="P122">git push --tags</text:p>
      <text:p text:style-name="P123"><text:span text:style-name="T124">9.</text:span><text:span text:style-name="T125"><text:s/></text:span></text:p>
      <text:p text:style-name="P126">cd /c/Users/Keerthana/Documents</text:p>
      <text:p text:style-name="P127"><text:span text:style-name="T128">mkdir git-history-lab</text:span></text:p>
      <text:p text:style-name="P129"><text:span text:style-name="T130">cd git-history-lab</text:span></text:p>
      <text:p text:style-name="P131"><text:span text:style-name="T132">git init</text:span></text:p>
      <text:p text:style-name="P133">echo "experiment <text:s/>content "&gt; histort.txt</text:p>
      <text:p text:style-name="P134"/>
      <text:p text:style-name="P135"><text:span text:style-name="T136">git add histort.txt</text:span></text:p>
      <text:p text:style-name="P137">git commit -m "Initial commit for experiment 9"</text:p>
      <text:p text:style-name="P138">echo "More history details" &gt;&gt; histort</text:p>
      <text:p text:style-name="P139">git add histort.txt</text:p>
      <text:p text:style-name="P140">git commit -m "Updated history.txt with more details"</text:p>
      <text:p text:style-name="P141">git log --oneline</text:p>
      <text:p text:style-name="P142"><text:span text:style-name="T143">//7d90647 (</text:span><text:span text:style-name="T144">HEAD</text:span><text:span text:style-name="T145"><text:s/>-&gt;<text:s/></text:span><text:span text:style-name="T146">master</text:span><text:span text:style-name="T147">)<text:s/></text:span></text:p>
      <text:p text:style-name="P148"><text:s/>git show 7d90647</text:p>
      <text:p text:style-name="P149">git log -n 1 --pretty=format:"%-%an,%ar:%s" 7d90647</text:p>
      <text:p text:style-name="P150">//Keerthana,3 minutes ago:Updated history.txt with more details</text:p>
      <text:p text:style-name="P151"/>
      <text:p text:style-name="P152">10.<text:s/></text:p>
      <text:p text:style-name="P153">cd /c/Users/Keerthana/Documents</text:p>
      <text:p text:style-name="P154">mkdir experiment10-history</text:p>
      <text:p text:style-name="P155">cd experiment10-history</text:p>
      <text:p text:style-name="P156">git init</text:p>
      <text:p text:style-name="P157"/>
      <text:p text:style-name="P158">git config user.name "JonhDoe"</text:p>
      <text:p text:style-name="P159">git config user.email "john@example.com"</text:p>
      <text:p text:style-name="P160">echo "Commit A" &gt; file1.txt</text:p>
      <text:p text:style-name="P161">git add file1.txt</text:p>
      <text:p text:style-name="P162">GIT_COMMITTER_DATE="2023-01-10T10:00:00" git commit -m "Commit A by JohnDoe" --date="2023-01-10T10:00:00"</text:p>
      <text:p text:style-name="P163"/>
      <text:p text:style-name="P164">echo "Commit B" &gt; file2.txt</text:p>
      <text:p text:style-name="P165">git add file2.txt</text:p>
      <text:p text:style-name="P166">GIT_COMMITTER_DATE="2023-06-15T12:00:00" git commit -m "Commit B by JohnDoe" --date="2023-06-15T12:00:00"</text:p>
      <text:p text:style-name="P167"/>
      <text:p text:style-name="P168">echo "Commit C" &gt; file3.txt</text:p>
      <text:p text:style-name="P169">git add file3.txt</text:p>
      <text:p text:style-name="P170">GIT_COMMITTER_DATE="2023-11-20T14:00:00" git commit -m "Commit C by JohnDoe" --date="2023-11-20T14:00:00"</text:p>
      <text:p text:style-name="P171"/>
      <text:p text:style-name="P172">git log --author="JonhDoe" --since="2023-01-01" --until="2023-12-31"</text:p>
      <text:p text:style-name="P173"/>
      <text:p text:style-name="P174"><text:span text:style-name="T175">11</text:span><text:span text:style-name="T176">.</text:span><text:span text:style-name="T177"><text:s/></text:span><text:span text:style-name="T178"><text:s/></text:span></text:p>
      <text:p text:style-name="P179">cd /c/Users/Keerthana/Documents</text:p>
      <text:p text:style-name="P180">mkdir exp11-history</text:p>
      <text:p text:style-name="P181">cd exp11-history</text:p>
      <text:p text:style-name="P182">git init</text:p>
      <text:p text:style-name="P183"/>
      <text:p text:style-name="P184">echo "commit 1" &gt;f1.txt</text:p>
      <text:p text:style-name="P185">git add f1.txt</text:p>
      <text:p text:style-name="P186">git commit -m "commit 1 for exp 11"</text:p>
      <text:p text:style-name="P187"/>
      <text:p text:style-name="P188">echo "commit 2" &gt; f2.txt</text:p>
      <text:p text:style-name="P189">git add f2.txt</text:p>
      <text:p text:style-name="P190">git commit -m "commit 2 for exp 11"</text:p>
      <text:p text:style-name="P191"/>
      <text:p text:style-name="P192">echo "commit 3" &gt; f3.txt</text:p>
      <text:p text:style-name="P193">git add f3.txt</text:p>
      <text:soft-page-break/>
      <text:p text:style-name="P194">git commit -m "commit 3 for exp 11"</text:p>
      <text:p text:style-name="P195"/>
      <text:p text:style-name="P196">echo "commit 4 " &gt;f4.txt</text:p>
      <text:p text:style-name="P197">git add f4.txt</text:p>
      <text:p text:style-name="P198">git commit -m "commit 4 for exp 11"</text:p>
      <text:p text:style-name="P199"/>
      <text:p text:style-name="P200">echo "commit 5 " &gt; f5.txt</text:p>
      <text:p text:style-name="P201">git add f5.txt</text:p>
      <text:p text:style-name="P202">git commit -m "commit 5 for exp 11"</text:p>
      <text:p text:style-name="P203"/>
      <text:p text:style-name="P204">git log -n 5</text:p>
      <text:p text:style-name="P205">git log -n 5 –oneline</text:p>
      <text:p text:style-name="P206"/>
      <text:p text:style-name="P207"/>
      <text:p text:style-name="P208">12.</text:p>
      <text:p text:style-name="P209"/>
      <text:p text:style-name="P210">cd /c/Users/Keerthana/Documents</text:p>
      <text:p text:style-name="P211">mkdir experiment12-history</text:p>
      <text:p text:style-name="P212">cd experiment12-history</text:p>
      <text:p text:style-name="P213">git init</text:p>
      <text:p text:style-name="P214"/>
      <text:p text:style-name="P215">echo "Commit A" &gt; file1.txt</text:p>
      <text:p text:style-name="P216">git add file1.txt</text:p>
      <text:p text:style-name="P217">git commit -m "Commit A"</text:p>
      <text:p text:style-name="P218"/>
      <text:p text:style-name="P219">echo "Commit B" &gt; file2.txt</text:p>
      <text:p text:style-name="P220">git add file2.txt</text:p>
      <text:p text:style-name="P221">git commit -m "Commit B"</text:p>
      <text:p text:style-name="P222"/>
      <text:p text:style-name="P223">echo "Commit C" &gt; file3.txt</text:p>
      <text:p text:style-name="P224">git add file3.txt</text:p>
      <text:p text:style-name="P225">git commit -m "Commit C"</text:p>
      <text:p text:style-name="P226"/>
      <text:p text:style-name="P227"/>
      <text:p text:style-name="P228">git log –-oneline</text:p>
      <text:p text:style-name="P229"/>
      <text:p text:style-name="P230">git revert b2b2b2 –-no-edit</text:p>
      <text:p text:style-name="P231"/>
      <text:p text:style-name="P232">git reset - -hard b2b2</text:p>
      <text:p text:style-name="P233"/>
      <text:p text:style-name="P234">git log –-oneline</text:p>
      <text:p text:style-name="P235"/>
      <text:p text:style-name="P236"/>
      <text:p text:style-name="P237"/>
      <text:p text:style-name="P238"/>
      <text:p text:style-name="P23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72in" fo:margin-left="1in" fo:margin-bottom="0.590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ni shantha</meta:initial-creator>
    <dc:creator>vani shantha</dc:creator>
    <meta:creation-date>2026-01-18T16:28:00Z</meta:creation-date>
    <dc:date>2026-01-18T16:28:00Z</dc:date>
    <meta:template xlink:href="Normal" xlink:type="simple"/>
    <meta:editing-cycles>3</meta:editing-cycles>
    <meta:editing-duration>PT60S</meta:editing-duration>
    <meta:document-statistic meta:page-count="3" meta:paragraph-count="7" meta:word-count="583" meta:character-count="3904" meta:row-count="27" meta:non-whitespace-character-count="3328"/>
  </office:meta>
</office:document-meta>
</file>